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Default_20_Drawing_20_Style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fo:font-weight="bold" officeooo:rsid="001f6281" officeooo:paragraph-rsid="001f6281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Times New Roman" fo:font-size="12pt" fo:font-weight="bold" officeooo:rsid="001f6281" officeooo:paragraph-rsid="001f628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f6281" officeooo:paragraph-rsid="001f6281" style:font-size-asian="12pt" style:font-weight-asian="bold" style:font-size-complex="12pt" style:font-weight-complex="bold"/>
    </style:style>
    <style:style style:name="P6" style:family="paragraph" style:parent-style-name="Title1_7e_LT_7e_Gliederung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7" style:family="paragraph" style:parent-style-name="Title1_7e_LT_7e_Gliederung_20_1">
      <style:paragraph-properties fo:margin-left="0.1319in" fo:margin-right="0in" fo:margin-top="0in" fo:margin-bottom="0in" style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8" style:family="paragraph" style:parent-style-name="Title1_7e_LT_7e_Gliederung_20_1" style:list-style-name="L2">
      <style:paragraph-properties fo:margin-top="0in" fo:margin-bottom="0in" style:contextual-spacing="false" fo:line-height="100%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9" style:family="paragraph" style:parent-style-name="Title1_7e_LT_7e_Gliederung_20_3" style:list-style-name="L1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Times New Roman" fo:font-size="12pt" officeooo:paragraph-rsid="001e9e97" style:font-size-asian="12pt" style:font-size-complex="12pt"/>
    </style:style>
    <style:style style:name="P10" style:family="paragraph" style:parent-style-name="Title1_7e_LT_7e_Gliederung_20_3" style:list-style-name="L1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1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2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Gill Sans"/>
    </style:style>
    <style:style style:name="T2" style:family="text">
      <style:text-properties style:font-name="Gill Sans" fo:font-size="20pt" style:font-size-asian="20pt"/>
    </style:style>
    <style:style style:name="T3" style:family="text">
      <style:text-properties fo:color="#ffcc66" loext:opacity="100%" fo:font-size="42pt" style:font-size-asian="42pt"/>
    </style:style>
    <style:style style:name="T4" style:family="text">
      <style:text-properties fo:color="#ffcc66" loext:opacity="100%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Times New Roman" fo:font-size="12pt" style:font-size-asian="12pt" style:font-size-complex="12pt"/>
    </style:style>
    <style:style style:name="T9" style:family="text">
      <style:text-properties fo:color="#000000" loext:opacity="100%" fo:font-size="12pt" style:font-size-asian="12pt" style:font-size-complex="12pt"/>
    </style:style>
    <style:style style:name="T10" style:family="text">
      <style:text-properties fo:color="#000000" loext:opacity="100%" officeooo:rsid="001e9e97"/>
    </style:style>
    <style:style style:name="T11" style:family="text">
      <style:text-properties fo:color="#000000" loext:opacity="100%" officeooo:rsid="0021d44c"/>
    </style:style>
    <style:style style:name="T12" style:family="text">
      <style:text-properties fo:color="#00ff00" loext:opacity="100%" fo:font-size="20pt" style:font-size-asian="20pt"/>
    </style:style>
    <style:style style:name="T13" style:family="text">
      <style:text-properties fo:color="#00ff00" loext:opacity="100%"/>
    </style:style>
    <style:style style:name="T14" style:family="text">
      <style:text-properties fo:color="#00ff00" loext:opacity="100%" style:font-name="Courier" fo:font-size="18pt" style:font-size-asian="18pt"/>
    </style:style>
    <style:style style:name="T15" style:family="text">
      <style:text-properties fo:font-size="20pt" style:font-size-asian="20pt"/>
    </style:style>
    <style:style style:name="T16" style:family="text">
      <style:text-properties fo:color="#ff00ff" loext:opacity="100%" fo:font-size="20pt" style:font-size-asian="20pt"/>
    </style:style>
    <style:style style:name="T17" style:family="text">
      <style:text-properties fo:color="#ff00ff" loext:opacity="100%"/>
    </style:style>
    <style:style style:name="T18" style:family="text">
      <style:text-properties fo:color="#ff00ff" loext:opacity="100%" style:font-name="Courier" fo:font-size="18pt" style:font-size-asian="18pt"/>
    </style:style>
    <style:style style:name="T19" style:family="text">
      <style:text-properties fo:color="#ffff00" loext:opacity="100%" style:font-name="Courier" fo:font-size="18pt" style:font-size-asian="18pt"/>
    </style:style>
    <style:style style:name="T20" style:family="text">
      <style:text-properties fo:color="#ff6600" loext:opacity="100%" style:font-name="Courier" fo:font-size="18pt" style:font-size-asian="18pt"/>
    </style:style>
    <style:style style:name="T21" style:family="text">
      <style:text-properties style:font-name="Courier" fo:font-size="18pt" style:font-size-asian="18pt"/>
    </style:style>
    <style:style style:name="T22" style:family="text">
      <style:text-properties style:font-name="Courier" fo:font-size="18pt" style:font-size-asian="18pt"/>
    </style:style>
    <style:style style:name="T23" style:family="text">
      <style:text-properties style:font-name="Courier" fo:font-size="18pt" style:font-size-asian="18pt"/>
    </style:style>
    <style:style style:name="T24" style:family="text">
      <style:text-properties style:font-name="Courier" fo:font-size="18pt" style:font-size-asian="18pt"/>
    </style:style>
    <style:style style:name="T25" style:family="text">
      <style:text-properties fo:font-size="18pt" style:font-size-asian="18pt"/>
    </style:style>
    <style:style style:name="T26" style:family="text">
      <style:text-properties fo:font-size="18pt" style:font-size-asian="18pt"/>
    </style:style>
    <style:style style:name="T27" style:family="text">
      <style:text-properties fo:font-size="18pt" style:font-size-asian="18pt"/>
    </style:style>
    <style:style style:name="T28" style:family="text">
      <style:text-properties fo:font-size="18pt" style:font-size-asian="18pt"/>
    </style:style>
    <style:style style:name="T29" style:family="text">
      <style:text-properties officeooo:rsid="0020201b"/>
    </style:style>
    <style:style style:name="T30" style:family="text">
      <style:text-properties officeooo:rsid="0020201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19in" fo:text-indent="-0.25in" fo:margin-left="0.631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819in" fo:text-indent="-0.25in" fo:margin-left="0.881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319in" fo:text-indent="-0.25in" fo:margin-left="1.131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819in" fo:text-indent="-0.25in" fo:margin-left="1.381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319in" fo:text-indent="-0.25in" fo:margin-left="1.631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819in" fo:text-indent="-0.25in" fo:margin-left="1.881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319in" fo:text-indent="-0.25in" fo:margin-left="2.131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819in" fo:text-indent="-0.25in" fo:margin-left="2.381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319in" fo:text-indent="-0.25in" fo:margin-left="2.631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819in" fo:text-indent="-0.25in" fo:margin-left="2.8819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ultiple Ways to Access MySql</text:p>
      <text:p text:style-name="P11"/>
      <text:p text:style-name="P6">PHP is evolving - there are three ways to access MySql </text:p>
      <text:p text:style-name="P6"/>
      <text:list xml:id="list3716411458" text:style-name="L1">
        <text:list-item>
          <text:p text:style-name="P10">Legacy non-OO mysql_ routines (deprecated)</text:p>
        </text:list-item>
        <text:list-item>
          <text:p text:style-name="P9"><text:span text:style-name="T7">New mysqli (OO version that is similar to mysql_)</text:span></text:p>
        </text:list-item>
        <text:list-item>
          <text:p text:style-name="P9"><text:span text:style-name="T7">PDO – Port</text:span><text:span text:style-name="T11">able</text:span><text:span text:style-name="T7"> </text:span><text:span text:style-name="T10">Data Objects</text:span></text:p>
        </text:list-item>
      </text:list>
      <text:p text:style-name="P2"/>
      <text:p text:style-name="P2"/>
      <text:p text:style-name="P3">Create DB and User</text:p>
      <text:p text:style-name="P4"/>
      <text:p text:style-name="P7">CREATE DATABASE misc;</text:p>
      <text:list xml:id="list2878014188" text:style-name="L2">
        <text:list-item>
          <text:p text:style-name="P8">GRANT ALL ON misc.* TO 'fred'@'localhost' IDENTIFIED BY 'zap';</text:p>
        </text:list-item>
        <text:list-item>
          <text:p text:style-name="P8">GRANT ALL ON misc.* TO 'fred'@'127.0.0.1' IDENTIFIED BY 'zap';</text:p>
        </text:list-item>
      </text:list>
      <text:p text:style-name="P7">USE misc; <text:s text:c="3"/>(if you are at the command line)</text:p>
      <text:p text:style-name="P4"/>
      <text:p text:style-name="P4">Connecting to it via PDO</text:p>
      <text:p text:style-name="P4"/>
      <text:p text:style-name="P1">$pdo = new PDO('mysql:host=localhost;port=<text:span text:style-name="T29">4307</text:span>;db<text:span text:style-name="T29">f</text:span>name=misc', <text:s/>'fred', 'zap');</text:p>
      <text:p text:style-name="P5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2102in" fo:margin-right="0in" fo:margin-top="0in" fo:margin-bottom="0in" style:contextual-spacing="false" fo:line-height="100%" fo:text-align="center" style:justify-single-word="false" fo:text-indent="-0.21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4571in" fo:margin-right="0in" fo:margin-top="0in" fo:margin-bottom="0in" style:contextual-spacing="false" fo:line-height="100%" fo:text-align="center" style:justify-single-word="false" fo:text-indent="-0.1756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.7035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.9839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1.2661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font-name-asian="Tahoma" style:font-family-asian="Tahoma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4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left="0.1634in" fo:margin-right="0in" fo:margin-top="0.1807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3T22:33:08.187000000</dc:date>
    <meta:editing-duration>PT1H41M56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3" meta:word-count="84" meta:character-count="518" meta:non-whitespace-character-count="444"/>
  </office:meta>
</office:document-meta>
</file>